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S Mincho" svg:font-family="'MS Mincho', 'ＭＳ 明朝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Name">
      <style:text-properties fo:language="en" fo:country="US"/>
    </style:style>
    <style:style style:name="P2" style:family="paragraph" style:parent-style-name="Contact_20_Info">
      <style:text-properties fo:language="en" fo:country="US"/>
    </style:style>
    <style:style style:name="P3" style:family="paragraph" style:parent-style-name="Contact_20_Info" style:master-page-name="Standard">
      <style:paragraph-properties style:page-number="auto"/>
    </style:style>
    <style:style style:name="P4" style:family="paragraph" style:parent-style-name="Achievements" style:list-style-name="WW8Num1">
      <style:paragraph-properties>
        <style:tab-stops>
          <style:tab-stop style:position="-0.25in"/>
          <style:tab-stop style:position="1.5in"/>
          <style:tab-stop style:position="3.5in"/>
        </style:tab-stops>
      </style:paragraph-properties>
    </style:style>
    <style:style style:name="P5" style:family="paragraph" style:parent-style-name="Achievements" style:list-style-name="WW8Num2">
      <style:paragraph-properties>
        <style:tab-stops>
          <style:tab-stop style:position="-0.25in"/>
          <style:tab-stop style:position="1.5in"/>
          <style:tab-stop style:position="3.5in"/>
        </style:tab-stops>
      </style:paragraph-properties>
    </style:style>
    <style:style style:name="P6" style:family="paragraph" style:parent-style-name="Achievements">
      <style:paragraph-properties fo:margin-left="1.75in" fo:margin-right="0in" fo:text-indent="-0.25in" style:auto-text-indent="false">
        <style:tab-stops>
          <style:tab-stop style:position="-0.25in"/>
          <style:tab-stop style:position="1.5in"/>
          <style:tab-stop style:position="3.25in"/>
          <style:tab-stop style:position="5.25in"/>
        </style:tab-stops>
      </style:paragraph-properties>
    </style:style>
    <style:style style:name="P7" style:family="paragraph" style:parent-style-name="Date_20_and_20_Location">
      <style:paragraph-properties>
        <style:tab-stops>
          <style:tab-stop style:position="4.6252in"/>
          <style:tab-stop style:position="4.8126in"/>
          <style:tab-stop style:position="5.3752in"/>
          <style:tab-stop style:position="5.5626in"/>
          <style:tab-stop style:position="7.6272in"/>
          <style:tab-stop style:position="9in" style:type="right"/>
        </style:tab-stops>
      </style:paragraph-properties>
    </style:style>
    <style:style style:name="P8" style:family="paragraph" style:parent-style-name="Date_20_and_20_Location">
      <style:paragraph-properties>
        <style:tab-stops>
          <style:tab-stop style:position="4.5in"/>
          <style:tab-stop style:position="4.5626in"/>
          <style:tab-stop style:position="4.75in"/>
          <style:tab-stop style:position="5.1661in"/>
          <style:tab-stop style:position="5.5626in"/>
          <style:tab-stop style:position="7.6272in"/>
          <style:tab-stop style:position="9in" style:type="right"/>
        </style:tab-stops>
      </style:paragraph-properties>
    </style:style>
    <style:style style:name="P9" style:family="paragraph" style:parent-style-name="Date_20_and_20_Location">
      <style:paragraph-properties>
        <style:tab-stops>
          <style:tab-stop style:position="4.5in"/>
          <style:tab-stop style:position="4.6252in"/>
          <style:tab-stop style:position="4.75in"/>
          <style:tab-stop style:position="5.5626in"/>
          <style:tab-stop style:position="7.6272in"/>
          <style:tab-stop style:position="9in" style:type="right"/>
        </style:tab-stops>
      </style:paragraph-properties>
    </style:style>
    <style:style style:name="P10" style:family="paragraph" style:parent-style-name="Date_20_and_20_Location">
      <style:paragraph-properties>
        <style:tab-stops>
          <style:tab-stop style:position="4.75in"/>
          <style:tab-stop style:position="5.5626in"/>
          <style:tab-stop style:position="7.6272in"/>
          <style:tab-stop style:position="9in" style:type="right"/>
        </style:tab-stops>
      </style:paragraph-properties>
    </style:style>
    <style:style style:name="P11" style:family="paragraph" style:parent-style-name="Date_20_and_20_Location">
      <style:paragraph-properties>
        <style:tab-stops>
          <style:tab-stop style:position="4.5in"/>
          <style:tab-stop style:position="4.8126in"/>
          <style:tab-stop style:position="8.7098in" style:type="right"/>
          <style:tab-stop style:position="8.7673in"/>
        </style:tab-stops>
      </style:paragraph-properties>
    </style:style>
    <style:style style:name="P12" style:family="paragraph" style:parent-style-name="Date_20_and_20_Location">
      <style:paragraph-properties>
        <style:tab-stops>
          <style:tab-stop style:position="3.9374in"/>
          <style:tab-stop style:position="4.75in"/>
          <style:tab-stop style:position="8.7098in" style:type="right"/>
        </style:tab-stops>
      </style:paragraph-properties>
    </style:style>
    <style:style style:name="T1" style:family="text">
      <style:text-properties fo:letter-spacing="normal" style:language-asian="en" style:country-asian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rasileiro, Solteiro, 25 anos.</text:p>
      <text:p text:style-name="Contact_20_Info">Alameda Sarutaiá 186 – AP. 112 - São Paulo/SP</text:p>
      <text:p text:style-name="P2">(11) 9295-9710, (11) 3885-5729</text:p>
      <text:p text:style-name="P2">victor.westmann@gmail.com</text:p>
      <text:p text:style-name="P1">Victor Westmann</text:p>
      <text:p text:style-name="Section_20_Title">Objetivos</text:p>
      <text:p text:style-name="Objective">Trabalhar em novas áreas e desenvolver novas habilidades profissionais.</text:p>
      <text:p text:style-name="Section_20_Title">Experiência</text:p>
      <text:p text:style-name="P7">Level Up! <text:s text:c="2"/>(São Paulo, SP) <text:tab/> <text:s/>2/2009 a 6/2010</text:p>
      <text:p text:style-name="Job_20_Title">Assistente de Projetos</text:p>
      <text:list xml:id="list29317613" text:style-name="WW8Num1">
        <text:list-item>
          <text:p text:style-name="P4"><text:span text:style-name="T1">Pesquisas, testes de jogos online (MMORPG, FPS, MOBA, RTS) e geração de relatórios para o mercado brasileiro para auxiliar decisões estratégicas da empresa.</text:span></text:p>
        </text:list-item>
      </text:list>
      <text:p text:style-name="P8">Mapatrans <text:s text:c="2"/>(São Paulo, SP) <text:tab/> <text:s/>10/2005 a 12/2008</text:p>
      <text:p text:style-name="Job_20_Title">Programador</text:p>
      <text:list xml:id="list29352157" text:continue-numbering="true" text:style-name="WW8Num1">
        <text:list-item>
          <text:p text:style-name="P4">Responsável pela reformulação da interface gráfica dos sistemas legados melhorando sua eficiência e usabilidade.</text:p>
        </text:list-item>
        <text:list-item>
          <text:p text:style-name="P4">Soluções em softwares livres.</text:p>
        </text:list-item>
        <text:list-item>
          <text:p text:style-name="P4">Desenvolvimento de relatórios gerenciais.</text:p>
        </text:list-item>
        <text:list-item>
          <text:p text:style-name="P4">Melhoria de performance de processos internos.</text:p>
        </text:list-item>
        <text:list-item>
          <text:p text:style-name="P4">Identidade visual dos softwares principais da companhia foi reforçada fortemente.</text:p>
        </text:list-item>
        <text:list-item>
          <text:p text:style-name="P4">Responsável pela criação e implementação de treinamentos e demonstrações.</text:p>
        </text:list-item>
      </text:list>
      <text:p text:style-name="P9">n4web <text:s text:c="7"/>(São Paulo, SP) <text:tab/> <text:s/>6/2003 a 6/2004</text:p>
      <text:p text:style-name="Job_20_Title">Estagiário</text:p>
      <text:list xml:id="list29338003" text:continue-numbering="true" text:style-name="WW8Num1">
        <text:list-item>
          <text:p text:style-name="P4">Responsável por pequenos trabalhos referentes à edição de websites de clientes.</text:p>
        </text:list-item>
      </text:list>
      <text:p text:style-name="P10">Work Image (São Paulo, SP) <text:tab/>3/1999 a 9/1999</text:p>
      <text:p text:style-name="Job_20_Title">Estagiário</text:p>
      <text:list xml:id="list29361584" text:continue-numbering="true" text:style-name="WW8Num1">
        <text:list-item>
          <text:p text:style-name="P4">Responsável pela reformulação do website da empresa e por documentação de processos.</text:p>
        </text:list-item>
      </text:list>
      <text:p text:style-name="Section_20_Title">Habilidades</text:p>
      <text:p text:style-name="Date_20_and_20_Location">Inglês: fluente.</text:p>
      <text:p text:style-name="Date_20_and_20_Location">Alemão: intermediário.</text:p>
      <text:p text:style-name="Date_20_and_20_Location">Espanhol: básico.</text:p>
      <text:p text:style-name="Date_20_and_20_Location">HTML/XHTML: avançado.</text:p>
      <text:p text:style-name="Date_20_and_20_Location">Conhecimentos em CSS, SQL e Java.</text:p>
      <text:p text:style-name="Section_20_Title">Educação</text:p>
      <text:p text:style-name="P11">Universidade Presbiteriana Mackenzie (São Paulo, SP) <text:tab/> <text:s/>2004 a 6/2009</text:p>
      <text:list xml:id="list29323323" text:style-name="WW8Num2">
        <text:list-item>
          <text:p text:style-name="P5">Graduado em Sistemas de Informação.</text:p>
        </text:list-item>
      </text:list>
      <text:p text:style-name="P12">Visconde de Porto Seguro Unidade II (Valinhos, SP) <text:tab/> <text:s/>1999 a 2002</text:p>
      <text:list xml:id="list29327077" text:style-name="WW8Num3">
        <text:list-item>
          <text:p text:style-name="P6">Segundo grau completo.</text:p>
        </text:list-item>
      </text:list>
      <text:p text:style-name="Section_20_Title">Interesses</text:p>
      <text:p text:style-name="Date_20_and_20_Location">Software livre, computação gráfica, usabilidade, design e interfaces gráfic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S Mincho" svg:font-family="'MS Mincho', 'ＭＳ 明朝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5in" fo:margin-right="0in" fo:margin-top="0.0417in" fo:margin-bottom="0.0417in" fo:orphans="2" fo:widows="2" fo:hyphenation-ladder-count="no-limit" fo:text-indent="0in" style:auto-text-indent="false" style:writing-mode="lr-tb"/>
      <style:text-properties style:use-window-font-color="true" style:font-name="Tahoma" fo:font-size="8pt" fo:letter-spacing="0.0071in" fo:language="en" fo:country="US" style:font-name-asian="Times New Roman" style:font-size-asian="8pt" style:font-name-complex="Tahoma" style:font-size-complex="8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ítulo1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itle" style:family="paragraph" style:parent-style-name="Título1" style:next-style-name="Subtitle" style:class="chapter"/>
    <style:style style:name="Subtitle" style:family="paragraph" style:parent-style-name="Título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egenda1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Tahoma"/>
    </style:style>
    <style:style style:name="Texto_20_de_20_balão" style:display-name="Texto de balão" style:family="paragraph" style:parent-style-name="Standard"/>
    <style:style style:name="Name" style:family="paragraph" style:next-style-name="Standard">
      <style:paragraph-properties fo:margin-top="0.25in" fo:margin-bottom="0.3055in" style:line-height-at-least="0.1665in" fo:orphans="2" fo:widows="2" fo:hyphenation-ladder-count="no-limit"/>
      <style:text-properties fo:color="#999999" style:font-name="Tahoma" fo:font-size="24pt" fo:letter-spacing="0.0071in" fo:language="pt" fo:country="BR" style:font-name-asian="Arial" style:font-size-asian="24pt" style:font-name-complex="Tahoma" style:font-size-complex="24pt" style:language-complex="ar" style:country-complex="SA" fo:hyphenate="false" fo:hyphenation-remain-char-count="2" fo:hyphenation-push-char-count="2"/>
    </style:style>
    <style:style style:name="Section_20_Title" style:display-name="Section Title" style:family="paragraph">
      <style:paragraph-properties fo:margin-top="0.111in" fo:margin-bottom="0in" fo:orphans="2" fo:widows="2" fo:hyphenation-ladder-count="no-limit" fo:padding-left="0in" fo:padding-right="0in" fo:padding-top="0in" fo:padding-bottom="0.0138in" fo:border-left="none" fo:border-right="none" fo:border-top="none" fo:border-bottom="0.0071in solid #c0c0c0"/>
      <style:text-properties style:use-window-font-color="true" style:font-name="Tahoma" fo:font-size="8pt" fo:letter-spacing="0.0071in" fo:language="pt" fo:country="BR" style:font-name-asian="Arial" style:font-size-asian="8pt" style:font-name-complex="Tahoma" style:font-size-complex="8pt" style:language-complex="ar" style:country-complex="SA" fo:hyphenate="false" fo:hyphenation-remain-char-count="2" fo:hyphenation-push-char-count="2"/>
    </style:style>
    <style:style style:name="Contact_20_Info" style:display-name="Contact Info" style:family="paragraph">
      <style:paragraph-properties fo:orphans="2" fo:widows="2" fo:hyphenation-ladder-count="no-limit"/>
      <style:text-properties style:use-window-font-color="true" style:font-name="Tahoma" fo:font-size="8pt" fo:letter-spacing="0.0071in" fo:language="pt" fo:country="BR" style:font-name-asian="Arial" style:font-size-asian="8pt" style:font-name-complex="Tahoma" style:font-size-complex="8pt" style:language-complex="ar" style:country-complex="SA" fo:hyphenate="false" fo:hyphenation-remain-char-count="2" fo:hyphenation-push-char-count="2"/>
    </style:style>
    <style:style style:name="Job_20_Title" style:display-name="Job Title" style:family="paragraph" style:parent-style-name="Standard">
      <style:paragraph-properties fo:margin-top="0in" fo:margin-bottom="0.0417in"/>
      <style:text-properties fo:color="#808080" fo:language="pt" fo:country="BR"/>
    </style:style>
    <style:style style:name="Achievements" style:family="paragraph" style:parent-style-name="Standard" style:list-style-name="WW8Num3">
      <style:paragraph-properties fo:margin-left="0in" fo:margin-right="0in" fo:text-indent="0in" style:auto-text-indent="false">
        <style:tab-stops>
          <style:tab-stop style:position="-0.25in"/>
        </style:tab-stops>
      </style:paragraph-properties>
      <style:text-properties fo:language="pt" fo:country="BR"/>
    </style:style>
    <style:style style:name="Date_20_and_20_Location" style:display-name="Date and Location" style:family="paragraph" style:parent-style-name="Standard">
      <style:paragraph-properties fo:margin-top="0.111in" fo:margin-bottom="0.0417in">
        <style:tab-stops>
          <style:tab-stop style:position="5.5in"/>
          <style:tab-stop style:position="9in" style:type="right"/>
        </style:tab-stops>
      </style:paragraph-properties>
      <style:text-properties fo:language="pt" fo:country="BR"/>
    </style:style>
    <style:style style:name="Objective" style:family="paragraph" style:parent-style-name="Standard">
      <style:paragraph-properties fo:margin-top="0.0417in" fo:margin-bottom="0.139in"/>
      <style:text-properties fo:language="pt" fo:country="BR"/>
    </style:style>
    <style:style style:name="WW8Num1z0" style:family="text">
      <style:text-properties fo:color="#999999" style:font-name="Symbol" fo:font-size="8pt" style:font-size-asian="8pt" style:font-name-complex="Symbol" style:font-size-complex="8pt"/>
    </style:style>
    <style:style style:name="WW8Num2z0" style:family="text">
      <style:text-properties fo:color="#999999" style:font-name="Symbol" fo:font-size="8pt" style:font-size-asian="8pt" style:font-name-complex="Symbol" style:font-size-complex="8pt"/>
    </style:style>
    <style:style style:name="WW8Num3z0" style:family="text">
      <style:text-properties fo:color="#999999" style:font-name="Symbol" fo:font-size="8pt" style:font-size-asian="8pt" style:font-name-complex="Symbol" style:font-size-complex="8pt"/>
    </style:style>
    <style:style style:name="Default_20_Paragraph_20_Font" style:display-name="Default Paragraph Font" style:family="text"/>
    <style:style style:name="Fonte_20_parág._20_padrão" style:display-name="Fonte parág. padrão" style:family="text"/>
    <style:style style:name="Fonte_20_parág._20_padrão3" style:display-name="Fonte parág. padrão3" style:family="text"/>
    <style:style style:name="WW8Num4z0" style:family="text">
      <style:text-properties fo:color="#999999" style:font-name="Symbol" fo:font-size="8pt" style:font-size-asian="8pt" style:font-name-complex="Symbol" style:font-size-complex="8pt"/>
    </style:style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5098in" fo:margin-left="1in" fo:margin-right="1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VictorWestmannCV_ptBR</dc:title>
    <meta:initial-creator>Victor</meta:initial-creator>
    <meta:creation-date>2010-10-21T09:17:00</meta:creation-date>
    <dc:date>2010-10-21T09:23:58.85</dc:date>
    <meta:print-date>2008-09-11T17:15:00</meta:print-date>
    <meta:editing-cycles>4</meta:editing-cycles>
    <meta:editing-duration>PT00H06M26S</meta:editing-duration>
    <meta:generator>OpenOffice.org/3.2$Win32 OpenOffice.org_project/320m12$Build-9483</meta:generator>
    <dc:description>Este é o meu CV.</dc:description>
    <meta:keyword>CV</meta:keyword>
    <meta:keyword>Curriculum Vitae</meta:keyword>
    <meta:keyword>VictorWestmann</meta:keyword>
    <dc:subject>Curriculum</dc:subject>
    <meta:document-statistic meta:table-count="0" meta:image-count="0" meta:object-count="0" meta:page-count="1" meta:paragraph-count="38" meta:word-count="225" meta:character-count="1592"/>
    <meta:user-defined meta:name="_TemplateID">TC063694991046</meta:user-defined>
  </office:meta>
</office:document-meta>
</file>